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da9d" officeooo:paragraph-rsid="0009da9d"/>
    </style:style>
    <style:style style:name="P2" style:family="paragraph" style:parent-style-name="Text_20_body">
      <style:text-properties officeooo:rsid="0009da9d" officeooo:paragraph-rsid="0009da9d"/>
    </style:style>
    <style:style style:name="P3" style:family="paragraph" style:parent-style-name="Text_20_body">
      <style:text-properties officeooo:rsid="000bf870" officeooo:paragraph-rsid="000bf870"/>
    </style:style>
    <style:style style:name="P4" style:family="paragraph" style:parent-style-name="Text_20_body">
      <style:text-properties officeooo:rsid="001b4527" officeooo:paragraph-rsid="001b4527"/>
    </style:style>
    <style:style style:name="P5" style:family="paragraph" style:parent-style-name="Text_20_body" style:list-style-name="L1">
      <style:text-properties officeooo:rsid="000bf870" officeooo:paragraph-rsid="000bf870"/>
    </style:style>
    <style:style style:name="P6" style:family="paragraph" style:parent-style-name="Text_20_body" style:list-style-name="L1">
      <style:text-properties officeooo:rsid="001440c4" officeooo:paragraph-rsid="001440c4"/>
    </style:style>
    <style:style style:name="P7" style:family="paragraph" style:parent-style-name="Text_20_body" style:list-style-name="L1">
      <style:text-properties officeooo:rsid="0018061c" officeooo:paragraph-rsid="0018061c"/>
    </style:style>
    <style:style style:name="P8" style:family="paragraph" style:parent-style-name="Text_20_body" style:list-style-name="L1">
      <style:text-properties officeooo:rsid="0019f483" officeooo:paragraph-rsid="0019f483"/>
    </style:style>
    <style:style style:name="P9" style:family="paragraph" style:parent-style-name="Text_20_body" style:list-style-name="L1">
      <style:text-properties officeooo:rsid="001b4527" officeooo:paragraph-rsid="001b4527"/>
    </style:style>
    <style:style style:name="P10" style:family="paragraph" style:parent-style-name="Text_20_body">
      <style:text-properties officeooo:rsid="001f15ec" officeooo:paragraph-rsid="001f15ec"/>
    </style:style>
    <style:style style:name="P11" style:family="paragraph" style:parent-style-name="Text_20_body" style:list-style-name="L2">
      <style:text-properties officeooo:rsid="001f15ec" officeooo:paragraph-rsid="001f15ec"/>
    </style:style>
    <style:style style:name="P12" style:family="paragraph" style:parent-style-name="Text_20_body" style:list-style-name="L2">
      <style:text-properties officeooo:rsid="001f5473" officeooo:paragraph-rsid="001f5473"/>
    </style:style>
    <style:style style:name="P13" style:family="paragraph" style:parent-style-name="Text_20_body">
      <style:text-properties officeooo:rsid="001f5473" officeooo:paragraph-rsid="001f5473"/>
    </style:style>
    <style:style style:name="P14" style:family="paragraph" style:parent-style-name="Text_20_body">
      <style:text-properties officeooo:rsid="0021d9f8" officeooo:paragraph-rsid="0021d9f8"/>
    </style:style>
    <style:style style:name="P15" style:family="paragraph" style:parent-style-name="Text_20_body" style:list-style-name="L3">
      <style:text-properties officeooo:rsid="0021d9f8" officeooo:paragraph-rsid="0021d9f8"/>
    </style:style>
    <style:style style:name="P16" style:family="paragraph" style:parent-style-name="Text_20_body" style:list-style-name="L3">
      <style:text-properties officeooo:rsid="0022ca4b" officeooo:paragraph-rsid="0022ca4b"/>
    </style:style>
    <style:style style:name="P17" style:family="paragraph" style:parent-style-name="Text_20_body">
      <style:text-properties officeooo:rsid="0022ca4b" officeooo:paragraph-rsid="0022ca4b"/>
    </style:style>
    <style:style style:name="T1" style:family="text">
      <style:text-properties officeooo:rsid="000bcd3b"/>
    </style:style>
    <style:style style:name="T2" style:family="text">
      <style:text-properties officeooo:rsid="001b45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>Progress</text:span> Report</text:p>
      <text:p text:style-name="P2"/>
      <text:p text:style-name="P2"/>
      <text:p text:style-name="P2"/>
      <text:p text:style-name="P2"/>
      <text:p text:style-name="P2"/>
      <text:p text:style-name="P3">11.07.2017</text:p>
      <text:list xml:id="list7822923366014182705" text:style-name="L1">
        <text:list-item>
          <text:p text:style-name="P5">Finished mesh device resource loading code.</text:p>
        </text:list-item>
        <text:list-item>
          <text:p text:style-name="P6">Debugged device resource loading and freeing code.</text:p>
        </text:list-item>
        <text:list-item>
          <text:p text:style-name="P6">Resolved a problem where nullptr was causing validation layer errors when submitting from multiple threads to multiple queues from multiple families, was validation layer bug. Fixed by updating Vulkan SDK.</text:p>
        </text:list-item>
        <text:list-item>
          <text:p text:style-name="P7">Wrapped vk_device in a class with object and mutex so access to vk_device can be locked from anywhere.</text:p>
        </text:list-item>
        <text:list-item>
          <text:p text:style-name="P8">Created custom <text:span text:style-name="T2">Mutex name from std::mutex.</text:span></text:p>
        </text:list-item>
        <text:list-item>
          <text:p text:style-name="P9">Created LOCK_GUARD macro to lock mutex for the scope.</text:p>
        </text:list-item>
      </text:list>
      <text:p text:style-name="P4"/>
      <text:p text:style-name="P10">16.07.2017</text:p>
      <text:list xml:id="list7133723759409853644" text:style-name="L2">
        <text:list-item>
          <text:p text:style-name="P11">Started embedding Lua as a scripting language</text:p>
        </text:list-item>
        <text:list-item>
          <text:p text:style-name="P12">Fixed a few class creation codes and function parameters</text:p>
        </text:list-item>
      </text:list>
      <text:p text:style-name="P13"/>
      <text:p text:style-name="P14">17.07.2017</text:p>
      <text:list xml:id="list2602250773735572255" text:style-name="L3">
        <text:list-item>
          <text:p text:style-name="P15">Embedded TinyXML2</text:p>
        </text:list-item>
        <text:list-item>
          <text:p text:style-name="P16">Embedded Lua as a scripting language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1:40:26.747000000</meta:creation-date>
    <dc:date>2017-07-17T19:31:28.929000000</dc:date>
    <meta:editing-duration>PT12H32M49S</meta:editing-duration>
    <meta:editing-cycles>21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4" meta:word-count="115" meta:character-count="704" meta:non-whitespace-character-count="613"/>
  </office:meta>
</office:document-meta>
</file>